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44cm" fo:min-width="2.676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marker-start="Arrowheads_20_3" draw:marker-start-width="0.3cm" draw:textarea-vertical-align="middle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0.408cm" fo:min-width="9.474cm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draw:marker-start="Arrowheads_20_3" draw:marker-start-width="0.3cm" svg:stroke-linecap="round" draw:textarea-vertical-align="middle"/>
    </style:style>
    <style:style style:name="gr6" style:family="graphic" style:parent-style-name="standard">
      <style:graphic-properties draw:fill-color="#fafafa" draw:textarea-horizontal-align="justify" draw:textarea-vertical-align="middle" draw:auto-grow-height="false" fo:min-height="0.428cm" fo:min-width="9.474cm"/>
      <style:paragraph-properties style:writing-mode="lr-tb"/>
    </style:style>
    <style:style style:name="gr7" style:family="graphic" style:parent-style-name="standard">
      <style:graphic-properties draw:fill-color="#fafafa" draw:textarea-horizontal-align="justify" draw:textarea-vertical-align="middle" draw:auto-grow-height="false" fo:min-height="0.383cm" fo:min-width="9.474cm"/>
      <style:paragraph-properties style:writing-mode="lr-tb"/>
    </style:style>
    <style:style style:name="gr8" style:family="graphic" style:parent-style-name="standard">
      <style:graphic-properties draw:fill-color="#fafafa" draw:textarea-horizontal-align="justify" draw:textarea-vertical-align="middle" draw:auto-grow-height="false" fo:min-height="0.403cm" fo:min-width="9.474cm"/>
      <style:paragraph-properties style:writing-mode="lr-tb"/>
    </style:style>
    <style:style style:name="gr9" style:family="graphic" style:parent-style-name="standard">
      <style:graphic-properties draw:fill-color="#fafafa" draw:textarea-horizontal-align="justify" draw:textarea-vertical-align="middle" draw:auto-grow-height="false" fo:min-height="0.412cm" fo:min-width="9.47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afafa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6cm" svg:height="0.994cm" svg:x="6.3cm" svg:y="0.4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6cm" svg:height="0.994cm" svg:x="20.624cm" svg:y="0.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4cm" svg:y1="1.389cm" svg:x2="7.84cm" svg:y2="13.499cm">
          <text:p/>
        </draw:line>
        <draw:line draw:style-name="gr2" draw:text-style-name="P2" draw:layer="layout" svg:x1="22.259cm" svg:y1="1.389cm" svg:x2="22.259cm" svg:y2="13.699cm">
          <text:p/>
        </draw:line>
        <draw:line draw:style-name="gr3" draw:text-style-name="P1" draw:layer="layout" svg:x1="22.258cm" svg:y1="2.444cm" svg:x2="7.841cm" svg:y2="2.444cm">
          <text:p/>
        </draw:line>
        <draw:custom-shape draw:style-name="gr4" draw:text-style-name="P4" draw:layer="layout" svg:width="9.974cm" svg:height="0.658cm" svg:x="10.104cm" svg:y="1.656cm">
          <text:p text:style-name="P3"><text:span text:style-name="T1">POST:</text:span><text:span text:style-name="T2"> https://studies.cs.helsinki.fi/exampleapp/new_not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36cm" svg:y1="3.499cm" svg:x2="22.263cm" svg:y2="3.499cm">
          <text:p/>
        </draw:line>
        <draw:custom-shape draw:style-name="gr6" draw:text-style-name="P4" draw:layer="layout" svg:width="9.974cm" svg:height="0.678cm" svg:x="10.104cm" svg:y="2.704cm">
          <text:p text:style-name="P3"><text:span text:style-name="T1">Redirect 30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974cm" svg:height="0.633cm" svg:x="10.104cm" svg:y="3.906cm">
          <text:p text:style-name="P3"><text:span text:style-name="T1">GET:</text:span><text:span text:style-name="T2"> https://studies.cs.helsinki.fi/exampleapp/no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974cm" svg:height="0.653cm" svg:x="10.104cm" svg:y="4.954cm">
          <text:p text:style-name="P3"><text:span text:style-name="T1">HTML 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258cm" svg:y1="4.685cm" svg:x2="7.841cm" svg:y2="4.685cm">
          <text:p/>
        </draw:line>
        <draw:line draw:style-name="gr5" draw:text-style-name="P1" draw:layer="layout" svg:x1="7.837cm" svg:y1="5.741cm" svg:x2="22.264cm" svg:y2="5.741cm">
          <text:p/>
        </draw:line>
        <draw:custom-shape draw:style-name="gr6" draw:text-style-name="P4" draw:layer="layout" svg:width="9.974cm" svg:height="0.678cm" svg:x="10.104cm" svg:y="6.056cm">
          <text:p text:style-name="P3"><text:span text:style-name="T1">GET:</text:span><text:span text:style-name="T2"> https://studies.cs.helsinki.fi/exampleapp/main.cs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258cm" svg:y1="6.861cm" svg:x2="7.841cm" svg:y2="6.861cm">
          <text:p/>
        </draw:line>
        <draw:custom-shape draw:style-name="gr9" draw:text-style-name="P4" draw:layer="layout" svg:width="9.974cm" svg:height="0.662cm" svg:x="10.104cm" svg:y="7.12cm">
          <text:p text:style-name="P3"><text:span text:style-name="T1">CSS fi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38cm" svg:y1="7.917cm" svg:x2="22.265cm" svg:y2="7.917cm">
          <text:p/>
        </draw:line>
        <draw:line draw:style-name="gr3" draw:text-style-name="P1" draw:layer="layout" svg:x1="22.258cm" svg:y1="9.361cm" svg:x2="7.841cm" svg:y2="9.361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7:45:30.016918654</meta:creation-date>
    <dc:date>2023-04-17T19:01:16.028498839</dc:date>
    <meta:editing-duration>PT15M2S</meta:editing-duration>
    <meta:editing-cycles>3</meta:editing-cycles>
    <meta:generator>LibreOffice/7.3.7.2$Linux_X86_64 LibreOffice_project/30$Build-2</meta:generator>
    <meta:document-statistic meta:object-count="40"/>
  </office:meta>
</office:document-meta>
</file>